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ede24" officeooo:paragraph-rsid="001ede24" style:font-size-asian="18pt" style:font-size-complex="18pt"/>
    </style:style>
    <style:style style:name="T1" style:family="text">
      <style:text-properties officeooo:rsid="001fd408"/>
    </style:style>
    <style:style style:name="T2" style:family="text">
      <style:text-properties officeooo:rsid="00211289"/>
    </style:style>
    <style:style style:name="T3" style:family="text">
      <style:text-properties officeooo:rsid="002549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, I am Patrick Ojunde, <text:s/>a Software and Machine Learning Enginner <text:span text:style-name="T1">who is</text:span> also passionate about Finance. I recently built a bank statement analyzer using Python and Java that lets financial institutions quickly gain key quantitative and qualitaitve in<text:span text:style-name="T1">s</text:span>ights into a potential individual or corporate customer. I would love to combine my passion for fianance and <text:s/>s<text:span text:style-name="T2">o</text:span>ftware development skills to contnue building intelligent automated <text:s/>systems <text:s/>powered by data for both financial and non-fi<text:span text:style-name="T3">nancial</text:span> insitituion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3T18:51:09.198803395</meta:creation-date>
    <dc:date>2020-05-23T19:06:14.555143576</dc:date>
    <meta:editing-duration>PT15M4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74" meta:character-count="508" meta:non-whitespace-character-count="431"/>
  </office:meta>
</office:document-meta>
</file>